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a32e" officeooo:paragraph-rsid="000da32e"/>
    </style:style>
    <style:style style:name="P2" style:family="paragraph" style:parent-style-name="Standard">
      <style:text-properties officeooo:rsid="000e9e9c" officeooo:paragraph-rsid="000e9e9c"/>
    </style:style>
    <style:style style:name="P3" style:family="paragraph" style:parent-style-name="Standard">
      <style:text-properties officeooo:paragraph-rsid="000e9e9c"/>
    </style:style>
    <style:style style:name="P4" style:family="paragraph" style:parent-style-name="Standard">
      <style:text-properties officeooo:rsid="000f5cbe" officeooo:paragraph-rsid="000f5cbe"/>
    </style:style>
    <style:style style:name="P5" style:family="paragraph" style:parent-style-name="Standard">
      <style:text-properties officeooo:rsid="000feabf" officeooo:paragraph-rsid="000feabf"/>
    </style:style>
    <style:style style:name="T1" style:family="text">
      <style:text-properties officeooo:rsid="000e9e9c"/>
    </style:style>
    <style:style style:name="T2" style:family="text">
      <style:text-properties officeooo:rsid="000f5cbe"/>
    </style:style>
    <style:style style:name="T3" style:family="text">
      <style:text-properties officeooo:rsid="00138b9e"/>
    </style:style>
    <style:style style:name="T4" style:family="text">
      <style:text-properties officeooo:rsid="0017225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Local runs the spark script locally. Local[*] runs the scripts with as many threads as there are logical cores on the local machine.</text:p>
      <text:p text:style-name="P1"/>
      <text:p text:style-name="P1">2. Map applies a function of every element in a<text:span text:style-name="T2">n iterable</text:span>. Flatmap “flattens” the <text:span text:style-name="T2">iterable</text:span> first by making each item into a top level element. For example (“a”,(”b”,”c”)) is computed as if it were (“a”,”b”,”c”)</text:p>
      <text:p text:style-name="P1"/>
      <text:p text:style-name="P3"><text:span text:style-name="T1">3. <text:s/>You can reference</text:span> data in an external storage system <text:span text:style-name="T1">or apply transformations on an existing RDD.</text:span></text:p>
      <text:p text:style-name="P3"/>
      <text:p text:style-name="P4">4. map operates on every full item in the iterable. mapValues operates on only the values in a key-value pair.</text:p>
      <text:p text:style-name="P4"/>
      <text:p text:style-name="P5">5. reduce<text:span text:style-name="T3">B</text:span>y<text:span text:style-name="T3">K</text:span>ey<text:span text:style-name="T4">()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2:05:22.887706818</meta:creation-date>
    <meta:generator>LibreOffice/6.0.7.3$Linux_X86_64 LibreOffice_project/00m0$Build-3</meta:generator>
    <dc:date>2020-06-19T12:21:04.870126108</dc:date>
    <meta:editing-duration>PT15M38S</meta:editing-duration>
    <meta:editing-cycles>7</meta:editing-cycles>
    <meta:document-statistic meta:table-count="0" meta:image-count="0" meta:object-count="0" meta:page-count="1" meta:paragraph-count="5" meta:word-count="98" meta:character-count="573" meta:non-whitespace-character-count="479"/>
  </office:meta>
</office:document-meta>
</file>